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29ec"/>
    </style:style>
    <style:style style:name="P2" style:family="paragraph" style:parent-style-name="Heading_20_1">
      <style:text-properties officeooo:rsid="001529ec" officeooo:paragraph-rsid="001529ec"/>
    </style:style>
    <style:style style:name="P3" style:family="paragraph" style:parent-style-name="Heading_20_1">
      <style:text-properties officeooo:paragraph-rsid="001529ec"/>
    </style:style>
    <style:style style:name="P4" style:family="paragraph" style:parent-style-name="Heading_20_1">
      <style:text-properties officeooo:rsid="00164855" officeooo:paragraph-rsid="00164855"/>
    </style:style>
    <style:style style:name="P5" style:family="paragraph" style:parent-style-name="Title">
      <style:text-properties officeooo:rsid="001529ec" officeooo:paragraph-rsid="001529ec"/>
    </style:style>
    <style:style style:name="P6" style:family="paragraph" style:parent-style-name="Text_20_body">
      <style:text-properties officeooo:rsid="001529ec" officeooo:paragraph-rsid="001529ec"/>
    </style:style>
    <style:style style:name="P7" style:family="paragraph" style:parent-style-name="Text_20_body">
      <style:text-properties officeooo:paragraph-rsid="001529ec"/>
    </style:style>
    <style:style style:name="P8" style:family="paragraph" style:parent-style-name="Text_20_body">
      <style:text-properties style:font-name="monospace" officeooo:paragraph-rsid="001529ec"/>
    </style:style>
    <style:style style:name="P9" style:family="paragraph" style:parent-style-name="Text_20_body">
      <style:text-properties style:font-name="monospace" officeooo:paragraph-rsid="00164855"/>
    </style:style>
    <style:style style:name="T1" style:family="text">
      <style:text-properties officeooo:rsid="001529ec"/>
    </style:style>
    <style:style style:name="T2" style:family="text">
      <style:text-properties fo:color="#1818b2" fo:background-color="#ffffff" loext:char-shading-value="0"/>
    </style:style>
    <style:style style:name="T3" style:family="text">
      <style:text-properties fo:color="#1818b2" style:font-name="monospace" fo:background-color="#ffffff" loext:char-shading-value="0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style:font-name="monospace" fo:background-color="#ffffff" loext:char-shading-value="0"/>
    </style:style>
    <style:style style:name="T6" style:family="text">
      <style:text-properties fo:color="#18b218" fo:background-color="#ffffff" loext:char-shading-value="0"/>
    </style:style>
    <style:style style:name="T7" style:family="text">
      <style:text-properties fo:color="#18b218" style:font-name="monospace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fo:color="#b2b2b2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 330 Assignment 1</text:p>
      <text:p text:style-name="P6"/>
      <text:h text:style-name="P3" text:outline-level="1"><text:span text:style-name="T1">Question 1</text:span></text:h>
      <text:p text:style-name="P8"><text:span text:style-name="T2">SELECT</text:span><text:span text:style-name="T4"> DISTINCT a.person </text:span><text:line-break/><text:span text:style-name="T2">FROM</text:span><text:span text:style-name="T4"> SIGHTINGS a </text:span><text:line-break/><text:span text:style-name="T2">WHERE</text:span><text:span text:style-name="T4"> a.location = </text:span><text:span text:style-name="T6">'Alaska Flat'</text:span><text:span text:style-name="T4">;</text:span><text:line-break/><text:line-break/></text:p>
      <text:p text:style-name="P7">Donna</text:p>
      <text:p text:style-name="P7">Helen</text:p>
      <text:p text:style-name="P7">Jennifer</text:p>
      <text:p text:style-name="P7">John</text:p>
      <text:p text:style-name="P7">Maria</text:p>
      <text:p text:style-name="P7">Michael</text:p>
      <text:p text:style-name="P7">Robert</text:p>
      <text:p text:style-name="P7">Sandra</text:p>
      <text:h text:style-name="P2" text:outline-level="1">Question 2</text:h>
      <text:p text:style-name="P8"><text:span text:style-name="T2">SELECT</text:span><text:span text:style-name="T4"> DISTINCT a.person </text:span><text:line-break/><text:span text:style-name="T2">FROM</text:span><text:span text:style-name="T4"> SIGHTINGS a </text:span><text:line-break/><text:span text:style-name="T2">WHERE</text:span><text:span text:style-name="T4"> a.location = </text:span><text:span text:style-name="T6">'Moreland Mill'</text:span><text:span text:style-name="T4"> and EXISTS ( </text:span><text:line-break/> <text:span text:style-name="T2">SELECT</text:span><text:span text:style-name="T4"> a2.location </text:span><text:line-break/> <text:span text:style-name="T2">FROM</text:span><text:span text:style-name="T4"> SIGHTINGS a2 </text:span><text:line-break/> <text:span text:style-name="T2">WHERE</text:span><text:span text:style-name="T4"> a2.location = </text:span><text:span text:style-name="T6">'Steve Spring'</text:span><text:span text:style-name="T4"> and a2.person = a.person </text:span><text:line-break/> and a2.name = a.name);<text:line-break/></text:p>
      <text:p text:style-name="P8">Jennifer</text:p>
      <text:p text:style-name="P8"/>
      <text:h text:style-name="P3" text:outline-level="1"><text:span text:style-name="T1">Question 3</text:span></text:h>
      <text:p text:style-name="P7"/>
      <text:p text:style-name="P8"><text:span text:style-name="T2">SELECT</text:span><text:span text:style-name="T4"> DISTINCT  a.genus + </text:span><text:span text:style-name="T6">' '</text:span><text:span text:style-name="T4"> + a.species </text:span><text:line-break/><text:span text:style-name="T2">FROM</text:span><text:span text:style-name="T4"> FLOWERS a JOIN SIGHTINGS s ON a.comname = s.name </text:span><text:line-break/><text:soft-page-break/><text:span text:style-name="T2">WHERE</text:span><text:span text:style-name="T4"> (s.person = </text:span><text:span text:style-name="T6">'Michael'</text:span><text:span text:style-name="T4"> or s.person = </text:span><text:span text:style-name="T6">'Robert'</text:span><text:span text:style-name="T4">) and EXISTS( </text:span><text:line-break/> <text:span text:style-name="T2">SELECT</text:span><text:span text:style-name="T4"> f.elev </text:span><text:line-break/> <text:span text:style-name="T2">FROM</text:span><text:span text:style-name="T4"> FEATURES f </text:span><text:line-break/> <text:span text:style-name="T2">WHERE</text:span><text:span text:style-name="T4"> f.location = s.location and f.elev &gt; 8250 </text:span><text:line-break/>);<text:line-break/><text:line-break/></text:p>
      <text:p text:style-name="P1">Chaenactis douglasii</text:p>
      <text:p text:style-name="P1">Fremontodendron californicum</text:p>
      <text:p text:style-name="P1">Lilium pardalinum</text:p>
      <text:p text:style-name="P1">Polemonium californicum</text:p>
      <text:p text:style-name="P1">Streptanthus diversifolius</text:p>
      <text:p text:style-name="P1">Triteleia laxa</text:p>
      <text:p text:style-name="P1">Viola quercetorum</text:p>
      <text:p text:style-name="P1">Viola sheltonii</text:p>
      <text:p text:style-name="P1">Zigadenus venenosus</text:p>
      <text:p text:style-name="P1"/>
      <text:h text:style-name="P3" text:outline-level="1"><text:span text:style-name="T1">Question 4</text:span></text:h>
      <text:p text:style-name="Standard"><text:line-break/><text:span text:style-name="T3">SELECT</text:span><text:span text:style-name="T5"> DISTINCT f.map </text:span><text:span text:style-name="T8"><text:line-break/></text:span><text:span text:style-name="T3">FROM</text:span><text:span text:style-name="T5"> sightings a JOIN features f on a.location = f.location </text:span><text:span text:style-name="T8"><text:line-break/></text:span><text:span text:style-name="T3">WHERE</text:span><text:span text:style-name="T5"> a.name = </text:span><text:span text:style-name="T7">'Alpine penstemon'</text:span><text:span text:style-name="T5"> and DATENAME(m, a.sighted) = </text:span><text:span text:style-name="T7">'August'</text:span><text:span text:style-name="T5">;</text:span><text:span text:style-name="T8"><text:line-break/><text:line-break/>Claraville</text:span></text:p>
      <text:p text:style-name="Standard"><text:span text:style-name="T8">Walker Pass</text:span></text:p>
      <text:p text:style-name="Standard"><text:span text:style-name="T8"/></text:p>
      <text:h text:style-name="P2" text:outline-level="1">Question 5</text:h>
      <text:p text:style-name="P8"><text:span text:style-name="T2">REATE</text:span><text:span text:style-name="T4"> </text:span><text:span text:style-name="T2">VIEW</text:span><text:span text:style-name="T4"> genus_count </text:span><text:span text:style-name="T2">AS</text:span><text:span text:style-name="T4"> </text:span><text:line-break/><text:span text:style-name="T2">SELECT</text:span><text:span text:style-name="T4"> f.genus, COUNT(f.species) </text:span><text:span text:style-name="T2">AS</text:span><text:span text:style-name="T4"> NUM_SPECIES </text:span><text:line-break/><text:span text:style-name="T2">FROM</text:span><text:span text:style-name="T4"> flowers f </text:span><text:line-break/><text:span text:style-name="T2">GROUP</text:span><text:span text:style-name="T4"> BY f.genus; </text:span><text:line-break/><text:line-break/><text:span text:style-name="T2">SELECT</text:span><text:span text:style-name="T4"> DISTINCT f.genus </text:span><text:line-break/><text:span text:style-name="T2">FROM</text:span><text:span text:style-name="T4"> genus_count f </text:span><text:line-break/><text:span text:style-name="T2">WHERE</text:span><text:span text:style-name="T4"> f.NUM_SPECIES &gt; 1;</text:span><text:line-break/><text:line-break/>Gilia</text:p>
      <text:p text:style-name="P8">Mimulus</text:p>
      <text:p text:style-name="P8">Penstemon</text:p>
      <text:p text:style-name="P8">Viola</text:p>
      <text:h text:style-name="P2" text:outline-level="1"><text:soft-page-break/>Question 6</text:h>
      <text:p text:style-name="P8"><text:span text:style-name="T2">CREATE</text:span><text:span text:style-name="T4"> </text:span><text:span text:style-name="T2">VIEW</text:span><text:span text:style-name="T4"> sighted_count </text:span><text:span text:style-name="T2">AS</text:span><text:span text:style-name="T4"> </text:span><text:line-break/><text:span text:style-name="T2">SELECT</text:span><text:span text:style-name="T4"> s.name, COUNT(s.location) </text:span><text:span text:style-name="T2">AS</text:span><text:span text:style-name="T4"> NUM_SIGHTED </text:span><text:line-break/><text:span text:style-name="T2">FROM</text:span><text:span text:style-name="T4"> sightings s </text:span><text:line-break/><text:span text:style-name="T2">GROUP</text:span><text:span text:style-name="T4"> BY s.name; </text:span><text:line-break/><text:line-break/><text:span text:style-name="T2">SELECT</text:span><text:span text:style-name="T4"> a.name </text:span><text:line-break/><text:span text:style-name="T2">FROM</text:span><text:span text:style-name="T4"> sighted_count a </text:span><text:line-break/><text:span text:style-name="T2">WHERE</text:span><text:span text:style-name="T4"> a.NUM_SIGHTED = (</text:span><text:span text:style-name="T2">SELECT</text:span><text:span text:style-name="T4"> MAX (b.NUM_SIGHTED) </text:span><text:span text:style-name="T2">FROM</text:span><text:span text:style-name="T4"> sighted_count b);</text:span><text:line-break/><text:line-break/>California flannelbush</text:p>
      <text:p text:style-name="P8"/>
      <text:h text:style-name="P2" text:outline-level="1">Question 7</text:h>
      <text:p text:style-name="P8"><text:span text:style-name="T2">SELECT</text:span><text:span text:style-name="T4"> DISTINCT s.person </text:span><text:line-break/><text:span text:style-name="T2">FROM</text:span><text:span text:style-name="T4"> sightings s </text:span><text:line-break/><text:span text:style-name="T2">WHERE</text:span><text:span text:style-name="T4"> NOT EXISTS( </text:span><text:line-break/> <text:span text:style-name="T2">SELECT</text:span><text:span text:style-name="T4"> s2.person </text:span><text:line-break/> <text:span text:style-name="T2">FROM</text:span><text:span text:style-name="T4"> sightings s2 </text:span><text:line-break/> <text:span text:style-name="T2">WHERE</text:span><text:span text:style-name="T4"> s2.person = s.person and EXISTS( </text:span><text:line-break/>   <text:span text:style-name="T2">SELECT</text:span><text:span text:style-name="T4"> f.class </text:span><text:line-break/>   <text:span text:style-name="T2">FROM</text:span><text:span text:style-name="T4"> features f </text:span><text:line-break/>   <text:span text:style-name="T2">WHERE</text:span><text:span text:style-name="T4"> f.location = s2.location and f.class = </text:span><text:span text:style-name="T6">'Tower'</text:span><text:span text:style-name="T4"> </text:span><text:line-break/> ) <text:line-break/>);<text:line-break/><text:line-break/>Brad</text:p>
      <text:p text:style-name="P8">Donna</text:p>
      <text:p text:style-name="P8">Helen</text:p>
      <text:p text:style-name="P8">James</text:p>
      <text:p text:style-name="P8">Jennifer</text:p>
      <text:p text:style-name="P8">John</text:p>
      <text:p text:style-name="P8">Pete</text:p>
      <text:p text:style-name="P8">Robert</text:p>
      <text:p text:style-name="P8">Sandra</text:p>
      <text:p text:style-name="P8"><text:soft-page-break/>Tim</text:p>
      <text:p text:style-name="P8"/>
      <text:h text:style-name="P2" text:outline-level="1">Question 8</text:h>
      <text:p text:style-name="P8"><text:span text:style-name="T2">SELECT</text:span><text:span text:style-name="T4"> f.class, ( </text:span><text:line-break/> <text:span text:style-name="T2">SELECT</text:span><text:span text:style-name="T4"> COUNT(s.name) </text:span><text:line-break/> <text:span text:style-name="T2">FROM</text:span><text:span text:style-name="T4"> sightings s </text:span><text:line-break/> <text:span text:style-name="T2">WHERE</text:span><text:span text:style-name="T4"> EXISTS( </text:span><text:line-break/>   <text:span text:style-name="T2">SELECT</text:span><text:span text:style-name="T4"> f2.location </text:span><text:line-break/>   <text:span text:style-name="T2">FROM</text:span><text:span text:style-name="T4"> features f2 </text:span><text:line-break/>   <text:span text:style-name="T2">WHERE</text:span><text:span text:style-name="T4"> f2.location = s.location and f2.class = f.class </text:span><text:line-break/> ) <text:line-break/>) <text:line-break/><text:span text:style-name="T2">FROM</text:span><text:span text:style-name="T4"> features f </text:span><text:line-break/><text:span text:style-name="T2">GROUP</text:span><text:span text:style-name="T4"> BY f.class;</text:span><text:line-break/><text:line-break/>Flat<text:tab/>40</text:p>
      <text:p text:style-name="P8">Gap<text:tab/>20</text:p>
      <text:p text:style-name="P8">Locale<text:tab/>103</text:p>
      <text:p text:style-name="P8">Mine<text:tab/>50</text:p>
      <text:p text:style-name="P8">Populated Place<text:tab/>6</text:p>
      <text:p text:style-name="P8">Range<text:tab/>69</text:p>
      <text:p text:style-name="P8">Ridge<text:tab/>5</text:p>
      <text:p text:style-name="P8">Spring<text:tab/>17</text:p>
      <text:p text:style-name="P8">Summit<text:tab/>114</text:p>
      <text:p text:style-name="P8">Tower<text:tab/>2</text:p>
      <text:p text:style-name="P8"/>
      <text:h text:style-name="P2" text:outline-level="1">Question 9</text:h>
      <text:p text:style-name="P8"><text:span text:style-name="T2">CREATE</text:span><text:span text:style-name="T4"> </text:span><text:span text:style-name="T2">VIEW</text:span><text:span text:style-name="T4"> sight_names </text:span><text:span text:style-name="T2">AS</text:span><text:span text:style-name="T4"> </text:span><text:line-break/><text:span text:style-name="T2">SELECT</text:span><text:span text:style-name="T4"> DISTINCT s.name </text:span><text:line-break/><text:span text:style-name="T2">FROM</text:span><text:span text:style-name="T4"> sightings s </text:span><text:line-break/><text:span text:style-name="T2">GROUP</text:span><text:span text:style-name="T4"> BY s.name;</text:span><text:line-break/><text:line-break/><text:span text:style-name="T2">SELECT</text:span><text:span text:style-name="T4"> </text:span><text:span text:style-name="T9">datename(</text:span><text:span text:style-name="T4">m, s.sighted) </text:span><text:span text:style-name="T2">AS</text:span><text:span text:style-name="T4"> month_name, ( </text:span><text:line-break/><text:soft-page-break/> <text:span text:style-name="T2">SELECT</text:span><text:span text:style-name="T4"> COUNT(s2.name)/ </text:span><text:span text:style-name="T2">CAST</text:span><text:span text:style-name="T4">((</text:span><text:span text:style-name="T2">SELECT</text:span><text:span text:style-name="T4"> COUNT(sight_names.name) from sight_names) as FLOAT ) </text:span><text:line-break/> <text:span text:style-name="T2">FROM</text:span><text:span text:style-name="T4"> sight_names s2 </text:span><text:line-break/> <text:span text:style-name="T2">WHERE</text:span><text:span text:style-name="T4"> EXISTS( </text:span><text:line-break/>   <text:span text:style-name="T2">SELECT</text:span><text:span text:style-name="T4"> s3.name </text:span><text:line-break/>   <text:span text:style-name="T2">FROM</text:span><text:span text:style-name="T4"> sightings s3 </text:span><text:line-break/>   <text:span text:style-name="T2">WHERE</text:span><text:span text:style-name="T4"> s3.name = s2.name and </text:span><text:span text:style-name="T9">datename(</text:span><text:span text:style-name="T4">m, s.sighted) = </text:span><text:span text:style-name="T9">datename(</text:span><text:span text:style-name="T4">m, s3.sighted) </text:span><text:line-break/> ) <text:line-break/>) as count_month <text:line-break/><text:span text:style-name="T2">FROM</text:span><text:span text:style-name="T4"> sightings s </text:span><text:line-break/><text:span text:style-name="T2">GROUP</text:span><text:span text:style-name="T4"> BY </text:span><text:span text:style-name="T9">datename(</text:span><text:span text:style-name="T4">m, s.sighted);</text:span><text:line-break/><text:line-break/>April<text:tab/>0.24</text:p>
      <text:p text:style-name="P8">August<text:tab/>0.58</text:p>
      <text:p text:style-name="P8">July<text:tab/>0.72</text:p>
      <text:p text:style-name="P8">June<text:tab/>0.84</text:p>
      <text:p text:style-name="P8">May<text:tab/>0.8</text:p>
      <text:p text:style-name="P8">September<text:tab/>0.36</text:p>
      <text:p text:style-name="P8"/>
      <text:h text:style-name="P4" text:outline-level="1">Question 10</text:h>
      <text:p text:style-name="P9"><text:span text:style-name="T2">CREATE</text:span><text:span text:style-name="T4"> </text:span><text:span text:style-name="T2">VIEW</text:span><text:span text:style-name="T4"> summits </text:span><text:span text:style-name="T2">AS</text:span><text:span text:style-name="T4"> </text:span><text:line-break/><text:span text:style-name="T2">SELECT</text:span><text:span text:style-name="T4"> f.location </text:span><text:line-break/><text:span text:style-name="T2">FROM</text:span><text:span text:style-name="T4"> features f </text:span><text:line-break/><text:span text:style-name="T2">WHERE</text:span><text:span text:style-name="T4"> f.map = </text:span><text:span text:style-name="T6">'Sawmill Mountain'</text:span><text:span text:style-name="T4"> and f.class = </text:span><text:span text:style-name="T6">'Summit'</text:span><text:span text:style-name="T4"> </text:span><text:line-break/><text:span text:style-name="T2">AND</text:span><text:span text:style-name="T4"> NOT f.location = </text:span><text:span text:style-name="T6">'Cerro Noroeste'</text:span><text:span text:style-name="T4">;</text:span><text:line-break/><text:line-break/><text:span text:style-name="T2">SELECT</text:span><text:span text:style-name="T4"> DISTINCT a.person </text:span><text:line-break/><text:span text:style-name="T2">FROM</text:span><text:span text:style-name="T4"> sightings a join summits s on a.location = s.location </text:span><text:line-break/><text:span text:style-name="T2">WHERE</text:span><text:span text:style-name="T4"> (</text:span><text:span text:style-name="T2">SELECT</text:span><text:span text:style-name="T4"> COUNT(summits.location) from summits) = ( </text:span><text:line-break/> <text:span text:style-name="T2">SELECT</text:span><text:span text:style-name="T4"> COUNT(s2.location) </text:span><text:line-break/> <text:span text:style-name="T2">FROM</text:span><text:span text:style-name="T4"> summits s2 </text:span><text:line-break/> <text:span text:style-name="T2">WHERE</text:span><text:span text:style-name="T4"> EXISTS( </text:span><text:line-break/>   <text:span text:style-name="T2">SELECT</text:span><text:span text:style-name="T4"> a2.name </text:span><text:line-break/>   <text:span text:style-name="T2">FROM</text:span><text:span text:style-name="T4"> sightings a2 </text:span><text:line-break/>   <text:span text:style-name="T2">WHERE</text:span><text:span text:style-name="T4"> a2.location = s2.location and a.person = a2.person </text:span><text:line-break/> ) <text:line-break/><text:soft-page-break/>); <text:line-break/><text:line-break/><text:line-break/>Sandra</text:p>
      <text:p text:style-name="P9"/>
      <text:h text:style-name="P4" text:outline-level="1">Question 11</text:h>
      <text:p text:style-name="P9"><text:span text:style-name="T2">CREATE</text:span><text:span text:style-name="T4"> </text:span><text:span text:style-name="T2">VIEW</text:span><text:span text:style-name="T4"> all_flowers </text:span><text:span text:style-name="T2">AS</text:span><text:span text:style-name="T4"> </text:span><text:line-break/><text:span text:style-name="T2">SELECT</text:span><text:span text:style-name="T4"> DISTINCT s.person </text:span><text:line-break/><text:span text:style-name="T2">FROM</text:span><text:span text:style-name="T4"> sightings s </text:span><text:line-break/><text:span text:style-name="T2">WHERE</text:span><text:span text:style-name="T4"> (</text:span><text:span text:style-name="T2">SELECT</text:span><text:span text:style-name="T4"> COUNT(sight_names.name) from sight_names) = ( </text:span><text:line-break/> <text:span text:style-name="T2">SELECT</text:span><text:span text:style-name="T4"> COUNT(s2.name) </text:span><text:line-break/> <text:span text:style-name="T2">FROM</text:span><text:span text:style-name="T4"> sight_names s2 </text:span><text:line-break/> <text:span text:style-name="T2">WHERE</text:span><text:span text:style-name="T4"> EXISTS( </text:span><text:line-break/>   <text:span text:style-name="T2">SELECT</text:span><text:span text:style-name="T4"> a2.name </text:span><text:line-break/>   <text:span text:style-name="T2">FROM</text:span><text:span text:style-name="T4"> sightings a2 </text:span><text:line-break/>   <text:span text:style-name="T2">WHERE</text:span><text:span text:style-name="T4"> s2.name = a2.name and s.person = a2.person </text:span><text:line-break/> ) <text:line-break/>); <text:line-break/><text:line-break/><text:span text:style-name="T2">CREATE</text:span><text:span text:style-name="T4"> </text:span><text:span text:style-name="T2">VIEW</text:span><text:span text:style-name="T4"> first_all_flower </text:span><text:span text:style-name="T2">AS</text:span><text:span text:style-name="T4"> </text:span><text:line-break/><text:span text:style-name="T2">SELECT</text:span><text:span text:style-name="T4"> s.name, s.person, MIN(s.sighted) </text:span><text:span text:style-name="T2">AS</text:span><text:span text:style-name="T4"> date_sighted </text:span><text:line-break/><text:span text:style-name="T2">FROM</text:span><text:span text:style-name="T4"> sightings s </text:span><text:line-break/><text:span text:style-name="T2">GROUP</text:span><text:span text:style-name="T4"> BY s.name, s.person; </text:span><text:line-break/><text:line-break/><text:span text:style-name="T2">SELECT</text:span><text:span text:style-name="T4"> MAX(f.date_sighted) </text:span><text:line-break/><text:span text:style-name="T2">FROM</text:span><text:span text:style-name="T4"> first_all_flower f </text:span><text:line-break/>JOIN all_flowers a ON f.person = a.person <text:line-break/><text:span text:style-name="T2">GROUP</text:span><text:span text:style-name="T4"> BY a.person;</text:span><text:line-break/><text:line-break/>2006-09-23 00:00:00.000</text:p>
      <text:p text:style-name="P9"/>
      <text:h text:style-name="P4" text:outline-level="1">Question 12</text:h>
      <text:p text:style-name="P9"><text:span text:style-name="T2">CREATE</text:span><text:span text:style-name="T4"> </text:span><text:span text:style-name="T2">VIEW</text:span><text:span text:style-name="T4"> lats_top </text:span><text:span text:style-name="T2">AS</text:span><text:span text:style-name="T4"> </text:span><text:line-break/><text:span text:style-name="T2">SELECT</text:span><text:span text:style-name="T4"> ROW_NUMBER() OVER (ORDER BY f.latitude DESC) as upper_row, </text:span><text:line-break/> ROW_NUMBER() OVER (ORDER BY f.latitude DESC) + 19 as lower_row, <text:line-break/> f.latitude <text:line-break/><text:span text:style-name="T2">FROM</text:span><text:span text:style-name="T4"> lats_dist f; </text:span><text:line-break/><text:soft-page-break/><text:line-break/><text:span text:style-name="T2">CREATE</text:span><text:span text:style-name="T4"> </text:span><text:span text:style-name="T2">VIEW</text:span><text:span text:style-name="T4"> lats_ranges </text:span><text:span text:style-name="T2">AS</text:span><text:span text:style-name="T4"> </text:span><text:line-break/><text:span text:style-name="T2">SELECT</text:span><text:span text:style-name="T4"> a.latitude as upper_lat, b.latitude as lower_lat </text:span><text:line-break/><text:span text:style-name="T2">FROM</text:span><text:span text:style-name="T4"> lats_top a, lats_top b </text:span><text:line-break/><text:span text:style-name="T2">WHERE</text:span><text:span text:style-name="T4"> b.upper_row = a.lower_row; </text:span><text:line-break/><text:line-break/><text:span text:style-name="T2">CREATE</text:span><text:span text:style-name="T4"> </text:span><text:span text:style-name="T2">VIEW</text:span><text:span text:style-name="T4"> lats_sightings </text:span><text:span text:style-name="T2">AS</text:span><text:span text:style-name="T4"> </text:span><text:line-break/><text:span text:style-name="T2">SELECT</text:span><text:span text:style-name="T4"> f.latitude, COUNT(s.name) </text:span><text:span text:style-name="T2">AS</text:span><text:span text:style-name="T4"> num_sighted </text:span><text:line-break/><text:span text:style-name="T2">FROM</text:span><text:span text:style-name="T4"> features f JOIN sightings s ON f.location = s.location </text:span><text:line-break/><text:span text:style-name="T2">GROUP</text:span><text:span text:style-name="T4"> BY f.latitude; </text:span><text:line-break/><text:line-break/><text:span text:style-name="T2">CREATE</text:span><text:span text:style-name="T4"> </text:span><text:span text:style-name="T2">VIEW</text:span><text:span text:style-name="T4"> lats_concat as </text:span><text:line-break/><text:span text:style-name="T2">SELECT</text:span><text:span text:style-name="T4"> f.upper_lat, f.lower_lat, ( </text:span><text:line-break/> <text:span text:style-name="T2">SELECT</text:span><text:span text:style-name="T4"> SUM(f2.num_sighted) </text:span><text:line-break/> <text:span text:style-name="T2">FROM</text:span><text:span text:style-name="T4"> lats_sightings f2 </text:span><text:line-break/> <text:span text:style-name="T2">WHERE</text:span><text:span text:style-name="T4"> f2.latitude &lt;= f.upper_lat and f2.latitude &gt;= f.lower_lat </text:span><text:line-break/>) <text:span text:style-name="T2">AS</text:span><text:span text:style-name="T4"> num_sighted </text:span><text:line-break/><text:span text:style-name="T2">FROM</text:span><text:span text:style-name="T4"> lats_ranges f; </text:span><text:line-break/><text:line-break/><text:span text:style-name="T2">SELECT</text:span><text:span text:style-name="T4"> f.upper_lat, f.lower_lat, f.num_sighted </text:span><text:line-break/><text:span text:style-name="T2">FROM</text:span><text:span text:style-name="T4"> lats_concat f </text:span><text:line-break/><text:span text:style-name="T2">WHERE</text:span><text:span text:style-name="T4"> f.num_sighted = (</text:span><text:span text:style-name="T2">SELECT</text:span><text:span text:style-name="T4"> MAX (f2.num_sighted) </text:span><text:span text:style-name="T2">FROM</text:span><text:span text:style-name="T4"> lats_concat f2);</text:span><text:line-break/></text:p>
      <text:p text:style-name="P9">354418 352714 2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3:28:55.679600316</meta:creation-date>
    <dc:date>2018-09-17T23:45:21.740025993</dc:date>
    <meta:editing-duration>PT5M44S</meta:editing-duration>
    <meta:editing-cycles>1</meta:editing-cycles>
    <meta:document-statistic meta:table-count="0" meta:image-count="0" meta:object-count="0" meta:page-count="7" meta:paragraph-count="71" meta:word-count="649" meta:character-count="4634" meta:non-whitespace-character-count="3835"/>
    <meta:generator>LibreOffice/6.0.3.2$Linux_X86_64 LibreOffice_project/00m0$Build-2</meta:generator>
  </office:meta>
</office:document-meta>
</file>